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Rounded_20_large_20_Arrow" draw:marker-end-width="0.66cm" draw:stroke-linejoin="bevel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8.931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5">
      <style:graphic-properties draw:fill-color="#ffffff" draw:auto-grow-height="true" fo:min-height="14.267cm"/>
    </style:style>
    <style:style style:name="pr13" style:family="presentation" style:parent-style-name="Default-outline1" style:list-style-name="L5">
      <style:graphic-properties draw:fill-color="#ffffff" draw:auto-grow-height="true" fo:min-height="14.267cm"/>
    </style:style>
    <style:style style:name="pr14" style:family="presentation" style:parent-style-name="Default-title">
      <style:graphic-properties draw:auto-grow-height="true" fo:min-height="3.178cm"/>
    </style:style>
    <style:style style:name="pr15" style:family="presentation" style:parent-style-name="Default-outline1">
      <style:graphic-properties draw:auto-grow-height="true" fo:min-height="6.8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</style:style>
    <style:style style:name="P7" style:family="paragraph"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weight="bold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ffcc99" fo:font-weight="bold" style:font-weight-asian="bold" style:font-weight-complex="bold"/>
    </style:style>
    <style:style style:name="T8" style:family="text">
      <style:text-properties fo:color="#23ff23" fo:font-size="24pt" fo:font-weight="bold" style:font-weight-asian="bold" style:font-weight-complex="bold"/>
    </style:style>
    <style:style style:name="T9" style:family="text">
      <style:text-properties fo:color="#ffcc99" fo:font-size="24pt" fo:font-weight="bold" style:font-weight-asian="bold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cc99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inheritance</presentation:footer-decl>
      <presentation:footer-decl presentation:name="ftr2">CMPTxxxx</presentation:footer-decl>
      <presentation:date-time-decl presentation:name="dtd1" presentation:source="fixed">29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heritanc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9 Jan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uperclasses and subclasses</text:p>
          </draw:text-box>
        </draw:frame>
        <draw:frame presentation:style-name="pr6" draw:text-style-name="P3" draw:layer="layout" svg:width="19.453cm" svg:height="15.526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Attribute</text:span>: “<text:span text:style-name="T2">has a</text:span>” relationship:</text:p>
                <text:list>
                  <text:list-item>
                    <text:p text:style-name="P1">A <text:span text:style-name="T2">Car</text:span> has a <text:span text:style-name="T2">steeringWheel</text:span></text:p>
                  </text:list-item>
                </text:list>
              </text:list-item>
              <text:list-item>
                <text:p text:style-name="P1"><text:span text:style-name="T1">Subclass</text:span>: “<text:span text:style-name="T2">is a kind of</text:span>” relationship:</text:p>
                <text:list>
                  <text:list-item>
                    <text:p text:style-name="P1">A <text:span text:style-name="T2">Convertible</text:span> is a kind of <text:span text:style-name="T2">Car</text:span></text:p>
                  </text:list-item>
                  <text:list-item>
                    <text:p text:style-name="P1">Inheritance relationships form<text:line-break/>tree-like <text:span text:style-name="T1">class hierarchies</text:span></text:p>
                  </text:list-item>
                  <text:list-item>
                    <text:p text:style-name="P1">“extends”: more specific,<text:line-break/>less inclusive, more complex</text:p>
                  </text:list-item>
                </text:list>
              </text:list-item>
              <text:list-item>
                <text:p text:style-name="P1"><text:span text:style-name="T1">Polymorphism</text:span>: write once</text:p>
                <text:list>
                  <text:list-item>
                    <text:p text:style-name="P1"><text:span text:style-name="T2">changeOil()</text:span> method works on<text:line-break/>all <text:span text:style-name="T2">Cars</text:span>, not just <text:span text:style-name="T2">Convertibles</text:span></text:p>
                  </text:list-item>
                </text:list>
              </text:list-item>
            </text:list>
          </draw:text-box>
        </draw:frame>
        <draw:ellipse draw:style-name="gr2" draw:text-style-name="P5" draw:id="id1" draw:layer="layout" svg:width="4.63cm" svg:height="1.986cm" svg:x="21.551cm" svg:y="2.601cm">
          <text:p text:style-name="P4"><text:span text:style-name="T3">Community</text:span><text:span text:style-name="T3"><text:line-break/></text:span><text:span text:style-name="T3">Member</text:span></text:p>
        </draw:ellipse>
        <draw:ellipse draw:style-name="gr2" draw:text-style-name="P5" draw:id="id3" draw:layer="layout" svg:width="3.48cm" svg:height="1.151cm" svg:x="20.645cm" svg:y="6.917cm">
          <text:p text:style-name="P4"><text:span text:style-name="T3">Alumni</text:span></text:p>
        </draw:ellipse>
        <draw:ellipse draw:style-name="gr2" draw:text-style-name="P5" draw:id="id2" draw:layer="layout" svg:width="3.48cm" svg:height="1.151cm" svg:x="18.695cm" svg:y="5.49cm">
          <text:p text:style-name="P4"><text:span text:style-name="T3">Student</text:span></text:p>
        </draw:ellipse>
        <draw:ellipse draw:style-name="gr2" draw:text-style-name="P5" draw:id="id4" draw:layer="layout" svg:width="3.48cm" svg:height="1.148cm" svg:x="23.535cm" svg:y="8.278cm">
          <text:p text:style-name="P4"><text:span text:style-name="T3">Employee</text:span></text:p>
        </draw:ellipse>
        <draw:ellipse draw:style-name="gr2" draw:text-style-name="P5" draw:id="id6" draw:layer="layout" svg:width="3.48cm" svg:height="1.148cm" svg:x="19.639cm" svg:y="10.715cm">
          <text:p text:style-name="P4"><text:span text:style-name="T3">Faculty</text:span></text:p>
        </draw:ellipse>
        <draw:ellipse draw:style-name="gr2" draw:text-style-name="P5" draw:id="id5" draw:layer="layout" svg:width="3.48cm" svg:height="1.148cm" svg:x="23.743cm" svg:y="10.715cm">
          <text:p text:style-name="P4"><text:span text:style-name="T3">Staff</text:span></text:p>
        </draw:ellipse>
        <draw:ellipse draw:style-name="gr2" draw:text-style-name="P5" draw:id="id8" draw:layer="layout" svg:width="5.117cm" svg:height="1.148cm" svg:x="15.903cm" svg:y="12.7cm">
          <text:p text:style-name="P4"><text:span text:style-name="T3">Administrator</text:span></text:p>
        </draw:ellipse>
        <draw:ellipse draw:style-name="gr2" draw:text-style-name="P5" draw:id="id7" draw:layer="layout" svg:width="3.48cm" svg:height="1.148cm" svg:x="21.558cm" svg:y="12.769cm">
          <text:p text:style-name="P4"><text:span text:style-name="T3">Teacher</text:span></text:p>
        </draw:ellipse>
        <draw:connector draw:style-name="gr3" draw:text-style-name="P6" draw:layer="layout" draw:type="line" svg:x1="23.866cm" svg:y1="4.587cm" svg:x2="20.435cm" svg:y2="5.49cm" draw:start-shape="id1" draw:start-glue-point="2" draw:end-shape="id2" draw:end-glue-point="0" svg:d="m23866 4587-3431 903">
          <text:p/>
        </draw:connector>
        <draw:connector draw:style-name="gr3" draw:text-style-name="P6" draw:layer="layout" draw:type="line" svg:x1="23.866cm" svg:y1="4.587cm" svg:x2="22.385cm" svg:y2="6.917cm" draw:start-shape="id1" draw:start-glue-point="2" draw:end-shape="id3" draw:end-glue-point="0" svg:d="m23866 4587-1481 2330">
          <text:p/>
        </draw:connector>
        <draw:connector draw:style-name="gr3" draw:text-style-name="P6" draw:layer="layout" draw:type="line" svg:x1="23.866cm" svg:y1="4.587cm" svg:x2="25.275cm" svg:y2="8.278cm" draw:start-shape="id1" draw:start-glue-point="2" draw:end-shape="id4" draw:end-glue-point="0" svg:d="m23866 4587 1409 3691">
          <text:p/>
        </draw:connector>
        <draw:connector draw:style-name="gr3" draw:text-style-name="P6" draw:layer="layout" draw:type="line" svg:x1="25.275cm" svg:y1="9.426cm" svg:x2="25.483cm" svg:y2="10.715cm" draw:start-shape="id4" draw:start-glue-point="2" draw:end-shape="id5" draw:end-glue-point="0" svg:d="m25275 9426 208 1289">
          <text:p/>
        </draw:connector>
        <draw:connector draw:style-name="gr3" draw:text-style-name="P6" draw:layer="layout" draw:type="line" svg:x1="25.275cm" svg:y1="9.426cm" svg:x2="21.379cm" svg:y2="10.715cm" draw:start-shape="id4" draw:start-glue-point="2" draw:end-shape="id6" draw:end-glue-point="0" svg:d="m25275 9426-3896 1289">
          <text:p/>
        </draw:connector>
        <draw:connector draw:style-name="gr3" draw:text-style-name="P6" draw:layer="layout" draw:type="line" svg:x1="23.298cm" svg:y1="12.769cm" svg:x2="21.379cm" svg:y2="11.863cm" draw:start-shape="id7" draw:start-glue-point="0" draw:end-shape="id6" draw:end-glue-point="2" svg:d="m23298 12769-1919-906">
          <text:p/>
        </draw:connector>
        <draw:connector draw:style-name="gr3" draw:text-style-name="P6" draw:layer="layout" draw:type="line" svg:x1="18.461cm" svg:y1="12.7cm" svg:x2="21.379cm" svg:y2="11.863cm" draw:start-shape="id8" draw:start-glue-point="0" draw:end-shape="id6" draw:end-glue-point="2" svg:d="m18461 12700 2918-83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y use inheritance?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Reusability</text:span></text:p>
                <text:list>
                  <text:list-item>
                    <text:p text:style-name="P1">Create <text:span text:style-name="T1">new</text:span> classes from <text:span text:style-name="T1">existing</text:span> ones</text:p>
                    <text:list>
                      <text:list-item>
                        <text:p text:style-name="P1"><text:span text:style-name="T1">Absorb</text:span> attributes and behaviours</text:p>
                      </text:list-item>
                      <text:list-item>
                        <text:p text:style-name="P1">Add <text:span text:style-name="T1">new</text:span> capabilitie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Polymorphism</text:span></text:p>
                <text:list>
                  <text:list-item>
                    <text:list>
                      <text:list-item>
                        <text:p text:style-name="P1">Enable <text:span text:style-name="T1">developers</text:span> to write programs with a <text:span text:style-name="T1">general</text:span> design</text:p>
                      </text:list-item>
                      <text:list-item>
                        <text:p text:style-name="P1">A <text:span text:style-name="T1">single</text:span> program can handle a <text:span text:style-name="T1">variety</text:span> of existing and <text:span text:style-name="T1">future</text:span> classes</text:p>
                      </text:list-item>
                      <text:list-item>
                        <text:p text:style-name="P1">Aids in <text:span text:style-name="T1">extending</text:span> program, adding new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Subclassing in Java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3">
              <text:list-item>
                <text:p>When <text:span text:style-name="T1">declaring</text:span> a class, indicate its <text:span text:style-name="T1">superclass</text:span> (parent):</text:p>
                <text:list>
                  <text:list-item>
                    <text:list>
                      <text:list-item>
                        <text:p><text:span text:style-name="T4">public class Dog </text:span><text:span text:style-name="T5">extends</text:span><text:span text:style-name="T4"> Pet { ....</text:span></text:p>
                      </text:list-item>
                    </text:list>
                  </text:list-item>
                  <text:list-item>
                    <text:p>A <text:span text:style-name="T2">Dog</text:span> is a kind of <text:span text:style-name="T2">Pet</text:span></text:p>
                  </text:list-item>
                  <text:list-item>
                    <text:p><text:span text:style-name="T1">Inherits</text:span> everything <text:span text:style-name="T2">Pet</text:span> has</text:p>
                  </text:list-item>
                  <text:list-item>
                    <text:p>Can <text:span text:style-name="T1">add</text:span> <text:span text:style-name="T2">Dog</text:span>-<text:span text:style-name="T6">specific</text:span> attribs/methods</text:p>
                  </text:list-item>
                  <text:list-item>
                    <text:p>Can <text:span text:style-name="T1">override</text:span> general <text:span text:style-name="T2">Pet</text:span> methods with <text:span text:style-name="T2">Dog</text:span>-specific vers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sing subclass instances</text:p>
          </draw:text-box>
        </draw:frame>
        <draw:frame presentation:style-name="pr12" draw:text-style-name="P8" draw:layer="layout" svg:width="25.199cm" svg:height="14.721cm" svg:x="1.4cm" svg:y="4.507cm" presentation:class="outline" presentation:user-transformed="true">
          <draw:text-box>
            <text:list text:style-name="L3">
              <text:list-item>
                <text:p text:style-name="P1">An instance of a subclass can be treated as an instance of the <text:span text:style-name="T1">superclass</text:span>:</text:p>
                <text:list>
                  <text:list-item>
                    <text:list>
                      <text:list-item>
                        <text:p text:style-name="P1"><text:span text:style-name="T4">Pet fluffy = new Dog();</text:span></text:p>
                      </text:list-item>
                    </text:list>
                  </text:list-item>
                  <text:list-item>
                    <text:p text:style-name="P1">Cannot do vice-versa:</text:p>
                    <text:list>
                      <text:list-item>
                        <text:p text:style-name="P1"><text:span text:style-name="T4">Dog myDog = new Pet();</text:span><text:span text:style-name="T4"><text:tab/></text:span><text:span text:style-name="T4"><text:tab/></text:span><text:span text:style-name="T7">// doesn't work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stanceof</text:span> checks the class of an object:</text:p>
                <text:list>
                  <text:list-item>
                    <text:list>
                      <text:list-item>
                        <text:p text:style-name="P1"><text:span text:style-name="T4">if ( fluffy instanceof Dog ) { …</text:span></text:p>
                      </text:list-item>
                    </text:list>
                  </text:list-item>
                </text:list>
              </text:list-item>
              <text:list-item>
                <text:p text:style-name="P1">A superclass reference may be <text:span text:style-name="T1">downcast</text:span> back to the subclass if appropriate:</text:p>
                <text:list>
                  <text:list-item>
                    <text:list>
                      <text:list-item>
                        <text:p><text:span text:style-name="T7">// this is ok: fluffy is really a Dog</text:span></text:p>
                      </text:list-item>
                      <text:list-item>
                        <text:p><text:span text:style-name="T4">Dog myDog = ( Dog ) fluffy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5" draw:id="id10" draw:layer="layout" svg:width="3.48cm" svg:height="1.148cm" svg:x="21.97cm" svg:y="6.212cm">
          <text:p text:style-name="P4"><text:span text:style-name="T3">Pet</text:span></text:p>
        </draw:ellipse>
        <draw:ellipse draw:style-name="gr2" draw:text-style-name="P5" draw:id="id9" draw:layer="layout" svg:width="2.523cm" svg:height="1.148cm" svg:x="23.482cm" svg:y="8.336cm">
          <text:p text:style-name="P4"><text:span text:style-name="T3">Dog</text:span></text:p>
        </draw:ellipse>
        <draw:connector draw:style-name="gr3" draw:text-style-name="P6" draw:layer="layout" draw:type="line" svg:x1="24.743cm" svg:y1="8.336cm" svg:x2="23.71cm" svg:y2="7.36cm" draw:start-shape="id9" draw:start-glue-point="0" draw:end-shape="id10" draw:end-glue-point="2" svg:d="m24743 8336-1033-97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Overriding methods</text:p>
          </draw:text-box>
        </draw:frame>
        <draw:frame presentation:style-name="pr10" draw:layer="layout" svg:width="25.82cm" svg:height="14.379cm" svg:x="1.4cm" svg:y="4.507cm" presentation:class="outline" presentation:user-transformed="true">
          <draw:text-box>
            <text:list text:style-name="L3">
              <text:list-item>
                <text:p>A <text:span text:style-name="T1">subclass</text:span> can <text:span text:style-name="T1">override</text:span> a method defined by the superclass</text:p>
                <text:list>
                  <text:list-item>
                    <text:p>Every <text:span text:style-name="T2">Pet</text:span> knows how to <text:span text:style-name="T2">speak()</text:span></text:p>
                  </text:list-item>
                  <text:list-item>
                    <text:p>But <text:span text:style-name="T2">Dog</text:span>s <text:span text:style-name="T2">speak()</text:span> differently from <text:span text:style-name="T2">Cat</text:span>s</text:p>
                  </text:list-item>
                  <text:list-item>
                    <text:p>Subclasses <text:span text:style-name="T1">override</text:span> the <text:span text:style-name="T2">speak() </text:span><text:span text:style-name="T6">method</text:span></text:p>
                  </text:list-item>
                </text:list>
              </text:list-item>
              <text:list-item>
                <text:p><text:span text:style-name="T1">Late binding</text:span>: which version of <text:span text:style-name="T2">speak()</text:span> to use?</text:p>
                <text:list>
                  <text:list-item>
                    <text:p>Decided at <text:span text:style-name="T1">run-time</text:span></text:p>
                  </text:list-item>
                </text:list>
              </text:list-item>
              <text:list-item>
                <text:p><text:span text:style-name="T1">Polymorphism</text:span>: same code works on several different types, all <text:span text:style-name="T1">subclasses</text:span> of the same parent</text:p>
              </text:list-item>
              <text:list-item>
                <text:p><text:span text:style-name="T6">Contrast with </text:span><text:span text:style-name="T1">overloading</text:span><text:span text:style-name="T6"> (type signatur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Constructors</text:p>
          </draw:text-box>
        </draw:frame>
        <draw:frame presentation:style-name="pr13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4">public class Dog extends Pet</text:span></text:p>
                      </text:list-item>
                    </text:list>
                  </text:list-item>
                </text:list>
              </text:list-item>
              <text:list-item>
                <text:p text:style-name="P1">A subclass' <text:span text:style-name="T1">constructor</text:span> does not <text:span text:style-name="T6">inherit</text:span>/override the superclass constructor</text:p>
              </text:list-item>
              <text:list-item>
                <text:p text:style-name="P1">But it <text:span text:style-name="T1">implicitly</text:span> calls the superclass constructor:</text:p>
                <text:list>
                  <text:list-item>
                    <text:list>
                      <text:list-item>
                        <text:p text:style-name="P1"><text:span text:style-name="T4">public Dog() { </text:span><text:span text:style-name="T7">/* implicitly calls Pet() */</text:span><text:span text:style-name="T4"> }</text:span></text:p>
                      </text:list-item>
                    </text:list>
                  </text:list-item>
                  <text:list-item>
                    <text:p text:style-name="P1">Can also <text:span text:style-name="T1">explicitly</text:span> call with <text:span text:style-name="T2">super()</text:span></text:p>
                    <text:list>
                      <text:list-item>
                        <text:p text:style-name="P1"><text:span text:style-name="T4">public Dog() {</text:span></text:p>
                        <text:list>
                          <text:list-item>
                            <text:p text:style-name="P1"><text:span text:style-name="T8">super();</text:span><text:span text:style-name="T8"><text:tab/></text:span><text:span text:style-name="T8"><text:tab/></text:span><text:span text:style-name="T9">// explicitly call Pet() first</text:span></text:p>
                          </text:list-item>
                          <text:list-item>
                            <text:p text:style-name="P1"><text:span text:style-name="T8">...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 do Dog-specific stuff her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rguments</text:span> can also be passed to <text:span text:style-name="T2">super()</text:span></text:p>
                  </text:list-item>
                </text:list>
              </text:list-item>
            </text:list>
          </draw:text-box>
        </draw:frame>
        <draw:ellipse draw:style-name="gr2" draw:text-style-name="P5" draw:id="id12" draw:layer="layout" svg:width="3.48cm" svg:height="1.148cm" svg:x="22.081cm" svg:y="1.716cm">
          <text:p text:style-name="P4"><text:span text:style-name="T3">Pet</text:span></text:p>
        </draw:ellipse>
        <draw:ellipse draw:style-name="gr2" draw:text-style-name="P5" draw:id="id11" draw:layer="layout" svg:width="2.523cm" svg:height="1.148cm" svg:x="23.593cm" svg:y="3.84cm">
          <text:p text:style-name="P4"><text:span text:style-name="T3">Dog</text:span></text:p>
        </draw:ellipse>
        <draw:connector draw:style-name="gr3" draw:text-style-name="P6" draw:layer="layout" draw:type="line" svg:x1="24.854cm" svg:y1="3.84cm" svg:x2="23.821cm" svg:y2="2.864cm" draw:start-shape="id11" draw:start-glue-point="0" draw:end-shape="id12" draw:end-glue-point="2" svg:d="m24854 3840-1033-97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14" draw:layer="layout" svg:width="25.199cm" svg:height="3.178cm" svg:x="1cm" svg:y="0.337cm" presentation:class="title">
          <draw:text-box>
            <text:p>Employee example (Savitch)</text:p>
          </draw:text-box>
        </draw:frame>
        <draw:frame presentation:style-name="pr15" draw:layer="layout" svg:width="25.199cm" svg:height="7.444cm" svg:x="1.4cm" svg:y="11.958cm" presentation:class="outline" presentation:user-transformed="true">
          <draw:text-box>
            <text:list text:style-name="L3">
              <text:list-item>
                <text:p>Each class has <text:span text:style-name="T1">set</text:span>/<text:span text:style-name="T1">get</text:span> methods for its attribs</text:p>
              </text:list-item>
              <text:list-item>
                <text:p>.<text:span text:style-name="T2">toString</text:span>(): <text:span text:style-name="T1">overrides</text:span> superclass definitions</text:p>
              </text:list-item>
              <text:list-item>
                <text:p>.<text:span text:style-name="T2">equals</text:span>(): check for equality with another <text:span text:style-name="T1">object</text:span></text:p>
                <text:list>
                  <text:list-item>
                    <text:p>Takes an <text:span text:style-name="T2">Object</text:span> as the parameter</text:p>
                  </text:list-item>
                  <text:list-item>
                    <text:p><text:span text:style-name="T2">Object</text:span> is the superclass of everything</text:p>
                  </text:list-item>
                </text:list>
              </text:list-item>
            </text:list>
          </draw:text-box>
        </draw:frame>
        <draw:custom-shape draw:style-name="gr4" draw:text-style-name="P9" draw:id="id14" draw:layer="layout" svg:width="7.331cm" svg:height="3.211cm" svg:x="10.914cm" svg:y="3.183cm">
          <text:p text:style-name="P9"><text:span text:style-name="T10">Employee</text:span></text:p>
          <text:p text:style-name="P9"><text:span text:style-name="T11">name</text:span><text:span text:style-name="T12">: </text:span><text:span text:style-name="T13">String</text:span></text:p>
          <text:p text:style-name="P9"><text:span text:style-name="T11">hireDate</text:span><text:span text:style-name="T12">: </text:span><text:span text:style-name="T13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13" draw:layer="layout" svg:width="8.793cm" svg:height="3.069cm" svg:x="5.388cm" svg:y="8.489cm">
          <text:p text:style-name="P9"><text:span text:style-name="T10">HourlyEmployee</text:span></text:p>
          <text:p text:style-name="P9"><text:span text:style-name="T11">wageRate</text:span><text:span text:style-name="T12">: </text:span><text:span text:style-name="T13">double</text:span></text:p>
          <text:p text:style-name="P9"><text:span text:style-name="T11">hours</text:span><text:span text:style-name="T12">: </text:span><text:span text:style-name="T13">dou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15" draw:layer="layout" svg:width="8.793cm" svg:height="3.069cm" svg:x="15.218cm" svg:y="8.49cm">
          <text:p text:style-name="P9"><text:span text:style-name="T10">SalariedEmployee</text:span></text:p>
          <text:p text:style-name="P9"><text:span text:style-name="T11">salary</text:span><text:span text:style-name="T12">: </text:span><text:span text:style-name="T13">dou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784cm" svg:y1="8.489cm" svg:x2="14.579cm" svg:y2="6.394cm" draw:start-shape="id13" draw:start-glue-point="0" draw:end-shape="id14" draw:end-glue-point="2" svg:d="m9784 8489 4795-2095">
          <text:p/>
        </draw:connector>
        <draw:connector draw:style-name="gr5" draw:text-style-name="P6" draw:layer="layout" draw:type="line" svg:x1="19.614cm" svg:y1="8.49cm" svg:x2="14.579cm" svg:y2="6.394cm" draw:start-shape="id15" draw:start-glue-point="0" draw:end-shape="id14" draw:end-glue-point="2" svg:d="m19614 8490-5035-209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Designing for polymorphism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3">
              <text:list-item>
                <text:p>Spend time thinking carefully and designing the <text:span text:style-name="T1">class hierarchy</text:span>: “A <text:span text:style-name="T2">is a kind of</text:span> B” relationships</text:p>
                <text:list>
                  <text:list-item>
                    <text:list>
                      <text:list-item>
                        <text:p><text:span text:style-name="T4">Dog is a kind of Pet</text:span></text:p>
                      </text:list-item>
                    </text:list>
                  </text:list-item>
                </text:list>
              </text:list-item>
              <text:list-item>
                <text:p>Design your <text:span text:style-name="T1">functions</text:span> to act at the highest level of abstraction possible (<text:span text:style-name="T1">highest</text:span> superclass)</text:p>
                <text:list>
                  <text:list-item>
                    <text:p><text:span text:style-name="T1">Methods</text:span> of the superclass:</text:p>
                    <text:list>
                      <text:list-item>
                        <text:p><text:span text:style-name="T5">Pet</text:span><text:span text:style-name="T4">.speak()</text:span><text:span text:style-name="T14"> </text:span><text:span text:style-name="T7">// Dog, Cat inherit</text:span></text:p>
                      </text:list-item>
                    </text:list>
                  </text:list-item>
                  <text:list-item>
                    <text:p>Functions that take objects as <text:span text:style-name="T1">params</text:span>:</text:p>
                    <text:list>
                      <text:list-item>
                        <text:p><text:span text:style-name="T4">public void feed( </text:span><text:span text:style-name="T5">Pet p</text:span><text:span text:style-name="T4"> ) { … }</text:span></text:p>
                      </text:list-item>
                    </text:list>
                  </text:list-item>
                  <text:list-item>
                    <text:p>Functionality <text:span text:style-name="T1">trickles down</text:span> to sub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'final' on methods/classes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3">
              <text:list-item>
                <text:p>The '<text:span text:style-name="T2">final</text:span>' keyword:</text:p>
                <text:list>
                  <text:list-item>
                    <text:p>On <text:span text:style-name="T1">attributes</text:span>/variables: constant <text:span text:style-name="T1">value</text:span></text:p>
                  </text:list-item>
                  <text:list-item>
                    <text:p>On <text:span text:style-name="T1">methods</text:span>: cannot be <text:span text:style-name="T1">overriden</text:span> by subclass</text:p>
                  </text:list-item>
                  <text:list-item>
                    <text:p>On <text:span text:style-name="T1">classes</text:span>: cannot be <text:span text:style-name="T1">subclass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Sean Ho</meta:initial-creator>
    <meta:creation-date>2007-01-15T12:24:22</meta:creation-date>
    <dc:creator>sean ho</dc:creator>
    <dc:date>2010-01-29T14:29:13</dc:date>
    <meta:editing-cycles>84</meta:editing-cycles>
    <meta:editing-duration>PT117H21M00S</meta:editing-duration>
    <meta:document-statistic meta:object-count="224"/>
    <meta:user-defined meta:name="Info 1"/>
    <meta:user-defined meta:name="Info 2"/>
    <meta:user-defined meta:name="Info 3"/>
    <meta:user-defined meta:name="Info 4"/>
  </office:meta>
</office:document-meta>
</file>